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2"/>
          <table:table-cell table:style-name="ce1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27/07/2011</text:date>, <text:time>16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27T16:10:27</dc:date>
    <dc:creator>dominique </dc:creator>
    <meta:editing-duration>PT13H17M6S</meta:editing-duration>
    <meta:editing-cycles>75</meta:editing-cycles>
    <meta:generator>LibreOffice/3.3$Unix LibreOffice_project/330m19$Build-202</meta:generator>
    <meta:document-statistic meta:table-count="3" meta:cell-count="105" meta:object-count="0"/>
  </office:meta>
</office:document-meta>
</file>